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499" officeooo:paragraph-rsid="000ec499"/>
    </style:style>
    <style:style style:name="P2" style:family="paragraph" style:parent-style-name="Standard" style:list-style-name="L1">
      <style:text-properties officeooo:rsid="000ec499" officeooo:paragraph-rsid="000ec499"/>
    </style:style>
    <style:style style:name="P3" style:family="paragraph" style:parent-style-name="Standard" style:list-style-name="L1">
      <style:text-properties officeooo:paragraph-rsid="000ec499"/>
    </style:style>
    <style:style style:name="T1" style:family="text">
      <style:text-properties officeooo:rsid="000ec4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:</text:p>
      <text:p text:style-name="P1"/>
      <text:list xml:id="list8514591094420828165" text:style-name="L1">
        <text:list-item>
          <text:p text:style-name="P3"><text:span text:style-name="T1">HW 1 – helper methods and github stuff</text:span></text:p>
        </text:list-item>
        <text:list-item>
          <text:p text:style-name="P2">Problem 5 memory allocation (whether I did it right)</text:p>
        </text:list-item>
        <text:list-item>
          <text:p text:style-name="P2">Problem 4 big-O and considering concatenation </text:p>
        </text:list-item>
        <text:list-item>
          <text:p text:style-name="P2">General question about x0 and c and how that relates to complexity in general</text:p>
        </text:list-item>
        <text:list-item>
          <text:p text:style-name="P2">Problem 2 whether I did the math right</text:p>
        </text:list-item>
        <text:list-item>
          <text:p text:style-name="P2">Summation notation in general (how it works / what it means)</text:p>
        </text:list-item>
        <text:list-item>
          <text:p text:style-name="P2">should we turn in print out of code or write it along with hard copy?</text:p>
        </text:list-item>
        <text:list-item>
          <text:p text:style-name="P2">Problem 1 what it does and if considering the whole operation as 1 unit acceptable</text:p>
        </text:list-item>
        <text:list-item>
          <text:p text:style-name="P2">Need git stuff for this HW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4:08:15.826761221</meta:creation-date>
    <dc:date>2016-02-24T14:31:50.137922198</dc:date>
    <meta:editing-duration>PT8M25S</meta:editing-duration>
    <meta:editing-cycles>1</meta:editing-cycles>
    <meta:document-statistic meta:table-count="0" meta:image-count="0" meta:object-count="0" meta:page-count="1" meta:paragraph-count="10" meta:word-count="101" meta:character-count="508" meta:non-whitespace-character-count="424"/>
    <meta:generator>LibreOffice/4.3.3.2$Linux_X86_64 LibreOffice_project/430m0$Build-2</meta:generator>
  </office:meta>
</office:document-meta>
</file>